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SensorId</text:p>
          </table:table-cell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00H00M00S" calcext:value-type="time">
            <text:p>00:00: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00H01M00S" calcext:value-type="time">
            <text:p>00:01:0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00H02M00S" calcext:value-type="time">
            <text:p>00:02: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00H03M00S" calcext:value-type="time">
            <text:p>00:03: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00H04M00S" calcext:value-type="time">
            <text:p>00:04: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00H05M00S" calcext:value-type="time">
            <text:p>00:05: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00H06M00S" calcext:value-type="time">
            <text:p>00:06:0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00H07M00S" calcext:value-type="time">
            <text:p>00:07: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00H08M00S" calcext:value-type="time">
            <text:p>00:08:0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00H09M00S" calcext:value-type="time">
            <text:p>00:09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00H10M00S" calcext:value-type="time">
            <text:p>00:10:0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00H11M00S" calcext:value-type="time">
            <text:p>00:11: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00H12M00S" calcext:value-type="time">
            <text:p>00:12: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00H13M00S" calcext:value-type="time">
            <text:p>00:13:0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00H14M00S" calcext:value-type="time">
            <text:p>00:14:0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00H15M00S" calcext:value-type="time">
            <text:p>00:15: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00H16M00S" calcext:value-type="time">
            <text:p>00:16: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00H17M00S" calcext:value-type="time">
            <text:p>00:17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00H18M00S" calcext:value-type="time">
            <text:p>00:18: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00H19M00S" calcext:value-type="time">
            <text:p>00:19: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00H20M00S" calcext:value-type="time">
            <text:p>00:20: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00H21M00S" calcext:value-type="time">
            <text:p>00:21: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00H22M00S" calcext:value-type="time">
            <text:p>00:22: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00H23M00S" calcext:value-type="time">
            <text:p>00:23: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00H00M00S" calcext:value-type="time">
            <text:p>00:00: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00H01M00S" calcext:value-type="time">
            <text:p>00:01: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00H02M00S" calcext:value-type="time">
            <text:p>00:02: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00H03M00S" calcext:value-type="time">
            <text:p>00:03: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00H04M00S" calcext:value-type="time">
            <text:p>00:04:0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00H05M00S" calcext:value-type="time">
            <text:p>00:05:0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00H06M00S" calcext:value-type="time">
            <text:p>00:06:0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00H07M00S" calcext:value-type="time">
            <text:p>00:07:0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00H08M00S" calcext:value-type="time">
            <text:p>00:08:0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00H09M00S" calcext:value-type="time">
            <text:p>00:09: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00H10M00S" calcext:value-type="time">
            <text:p>00:10:0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00H11M00S" calcext:value-type="time">
            <text:p>00:11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00H12M00S" calcext:value-type="time">
            <text:p>00:12: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00H13M00S" calcext:value-type="time">
            <text:p>00:13: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00H14M00S" calcext:value-type="time">
            <text:p>00:14:0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00H15M00S" calcext:value-type="time">
            <text:p>00:15:0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00H16M00S" calcext:value-type="time">
            <text:p>00:16: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00H17M00S" calcext:value-type="time">
            <text:p>00:17: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00H18M00S" calcext:value-type="time">
            <text:p>00:18: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00H19M00S" calcext:value-type="time">
            <text:p>00:19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00H20M00S" calcext:value-type="time">
            <text:p>00:20:0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00H21M00S" calcext:value-type="time">
            <text:p>00:21: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00H22M00S" calcext:value-type="time">
            <text:p>00:22: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00H23M00S" calcext:value-type="time">
            <text:p>00:23:0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00H00M00S" calcext:value-type="time">
            <text:p>00:00: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00H01M00S" calcext:value-type="time">
            <text:p>00:01:0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00H02M00S" calcext:value-type="time">
            <text:p>00:02:0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00H03M00S" calcext:value-type="time">
            <text:p>00:03:0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00H04M00S" calcext:value-type="time">
            <text:p>00:04:0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00H05M00S" calcext:value-type="time">
            <text:p>00:05:0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00H06M00S" calcext:value-type="time">
            <text:p>00:06: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00H07M00S" calcext:value-type="time">
            <text:p>00:07: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00H08M00S" calcext:value-type="time">
            <text:p>00:08: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00H09M00S" calcext:value-type="time">
            <text:p>00:09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00H10M00S" calcext:value-type="time">
            <text:p>00:10: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00H11M00S" calcext:value-type="time">
            <text:p>00:11: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00H12M00S" calcext:value-type="time">
            <text:p>00:12:0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00H13M00S" calcext:value-type="time">
            <text:p>00:13: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00H14M00S" calcext:value-type="time">
            <text:p>00:14: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00H15M00S" calcext:value-type="time">
            <text:p>00:15:0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00H16M00S" calcext:value-type="time">
            <text:p>00:16: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00H17M00S" calcext:value-type="time">
            <text:p>00:17: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00H18M00S" calcext:value-type="time">
            <text:p>00:18:0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00H19M00S" calcext:value-type="time">
            <text:p>00:19: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00H20M00S" calcext:value-type="time">
            <text:p>00:20: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00H21M00S" calcext:value-type="time">
            <text:p>00:21: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00H22M00S" calcext:value-type="time">
            <text:p>00:22: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00H23M00S" calcext:value-type="time">
            <text:p>00:23: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00H00M00S" calcext:value-type="time">
            <text:p>00:00:0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00H01M00S" calcext:value-type="time">
            <text:p>00:01: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00H02M00S" calcext:value-type="time">
            <text:p>00:02:0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00H03M00S" calcext:value-type="time">
            <text:p>00:03: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00H04M00S" calcext:value-type="time">
            <text:p>00:04:0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00H05M00S" calcext:value-type="time">
            <text:p>00:05: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00H06M00S" calcext:value-type="time">
            <text:p>00:06: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00H07M00S" calcext:value-type="time">
            <text:p>00:07: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00H08M00S" calcext:value-type="time">
            <text:p>00:08: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00H09M00S" calcext:value-type="time">
            <text:p>00:09:0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00H10M00S" calcext:value-type="time">
            <text:p>00:1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00H11M00S" calcext:value-type="time">
            <text:p>00:11: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00H12M00S" calcext:value-type="time">
            <text:p>00:12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00H13M00S" calcext:value-type="time">
            <text:p>00:13: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00H14M00S" calcext:value-type="time">
            <text:p>00:14:0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00H15M00S" calcext:value-type="time">
            <text:p>00:15: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00H16M00S" calcext:value-type="time">
            <text:p>00:16: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00H17M00S" calcext:value-type="time">
            <text:p>00:17:0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00H18M00S" calcext:value-type="time">
            <text:p>00:18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00H19M00S" calcext:value-type="time">
            <text:p>00:19:0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00H20M00S" calcext:value-type="time">
            <text:p>00:20: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00H21M00S" calcext:value-type="time">
            <text:p>00:21: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00H22M00S" calcext:value-type="time">
            <text:p>00:22: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00H23M00S" calcext:value-type="time">
            <text:p>00:23:00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Michel</meta:initial-creator>
    <meta:creation-date>2016-05-25T17:35:13.066575392</meta:creation-date>
    <dc:date>2016-05-25T19:12:00.310369931</dc:date>
    <dc:creator>Jeremy Michel</dc:creator>
    <meta:editing-duration>PT1H21M37S</meta:editing-duration>
    <meta:editing-cycles>1</meta:editing-cycles>
    <meta:generator>LibreOffice/4.3.3.2$Linux_x86 LibreOffice_project/430m0$Build-2</meta:generator>
    <meta:document-statistic meta:table-count="1" meta:cell-count="388" meta:object-count="0"/>
  </office:meta>
</office:document-meta>
</file>